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18">
            <text:p>1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694">
            <text:p>4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567">
            <text:p>5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3">
            <text:p>1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0">
            <text:p>4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83">
            <text:p>50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33">
            <text:p>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042">
            <text:p>6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6">
            <text:p>2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3">
            <text:p>2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557">
            <text:p>1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70">
            <text:p>2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40">
            <text:p>8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vir" style:display-name="PageStyle_criminal-offenses-on-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